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f41" officeooo:paragraph-rsid="0010ef41"/>
    </style:style>
    <style:style style:name="P2" style:family="paragraph" style:parent-style-name="Standard">
      <style:text-properties fo:font-size="15pt" officeooo:rsid="0010ef41" officeooo:paragraph-rsid="0010ef41" style:font-size-asian="15pt" style:font-size-complex="15pt"/>
    </style:style>
    <style:style style:name="P3" style:family="paragraph" style:parent-style-name="Standard">
      <style:text-properties fo:font-size="14pt" officeooo:rsid="0010ef41" officeooo:paragraph-rsid="0010ef41" style:font-size-asian="14pt" style:font-size-complex="14pt"/>
    </style:style>
    <style:style style:name="P4" style:family="paragraph" style:parent-style-name="Standard">
      <style:text-properties fo:font-size="14pt" officeooo:rsid="00128add" officeooo:paragraph-rsid="00128add" style:font-size-asian="14pt" style:font-size-complex="14pt"/>
    </style:style>
    <style:style style:name="P5" style:family="paragraph" style:parent-style-name="Standard">
      <style:text-properties fo:font-size="14pt" officeooo:rsid="0012da79" officeooo:paragraph-rsid="0012da79" style:font-size-asian="14pt" style:font-size-complex="14pt"/>
    </style:style>
    <style:style style:name="P6" style:family="paragraph" style:parent-style-name="Standard">
      <style:text-properties fo:font-size="16pt" officeooo:rsid="0010ef41" officeooo:paragraph-rsid="0010ef41" style:font-size-asian="16pt" style:font-size-complex="16pt"/>
    </style:style>
    <style:style style:name="T1" style:family="text">
      <style:text-properties officeooo:rsid="001192ae"/>
    </style:style>
    <style:style style:name="T2" style:family="text">
      <style:text-properties officeooo:rsid="00128add"/>
    </style:style>
    <style:style style:name="T3" style:family="text">
      <style:text-properties officeooo:rsid="00129bf7"/>
    </style:style>
    <style:style style:name="T4" style:family="text">
      <style:text-properties officeooo:rsid="0012d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s: Luan Rodrigues Silva e Matheus Francisco Machado Bat<text:span text:style-name="T1">pi</text:span>sta</text:p>
      <text:p text:style-name="P6">Proposta Trabalho Final Microcontroladores</text:p>
      <text:p text:style-name="P2"/>
      <text:p text:style-name="P2"/>
      <text:p text:style-name="P3">Trena Digital</text:p>
      <text:p text:style-name="P1"/>
      <text:p text:style-name="P3">Funcionamento:</text:p>
      <text:p text:style-name="P4">A trena digital será capaz de medir a distância entre a fonte e o ponto desejado, <text:span text:style-name="T4">terá um botão para ligar e mostrar no display a distância entre a fonte e o ponto desejado.</text:span></text:p>
      <text:p text:style-name="P3"/>
      <text:p text:style-name="P3">Materiais empregados:</text:p>
      <text:p text:style-name="P4">- 1 Microcontrolador Pic 16f877A</text:p>
      <text:p text:style-name="P4">- 1 Display LCD</text:p>
      <text:p text:style-name="P4">- 1 Sensor Ultrassônico</text:p>
      <text:p text:style-name="P4">- 1 Bateria de alimentação</text:p>
      <text:p text:style-name="P3">- <text:span text:style-name="T2">Jumpers</text:span></text:p>
      <text:p text:style-name="P3">- <text:span text:style-name="T3">1 Módulo laser</text:span></text:p>
      <text:p text:style-name="P3"/>
      <text:p text:style-name="P3">Alcance mínimo do projeto:</text:p>
      <text:p text:style-name="P3"><text:s/><text:span text:style-name="T4">Com o projeto, o usuário será capaz de fazer as medições com a trena.</text:span></text:p>
      <text:p text:style-name="P3"/>
      <text:p text:style-name="P3">Possíveis limitações:</text:p>
      <text:p text:style-name="P5">O sensor utilizado terá <text:s/>alcance limitado, podendo medir apenas distâncias maiores que 2cm e menores que 4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07:47.486691238</meta:creation-date>
    <dc:date>2017-11-07T14:17:45.352471549</dc:date>
    <meta:editing-duration>PT9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13" meta:character-count="674" meta:non-whitespace-character-count="575"/>
  </office:meta>
</office:document-meta>
</file>